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201in"/>
    </style:style>
    <style:style style:name="co2" style:family="table-column">
      <style:table-column-properties fo:break-before="auto" style:column-width="2.0016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fo:border="0.74pt solid #000000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b2b2b2" fo:border="0.74pt solid #000000"/>
    </style:style>
    <style:style style:name="ce6" style:family="table-cell" style:parent-style-name="Default">
      <style:table-cell-properties fo:background-color="#bbe33d" fo:border="0.74pt solid #000000"/>
    </style:style>
    <style:style style:name="ce7" style:family="table-cell" style:parent-style-name="Default">
      <style:table-cell-properties fo:background-color="#d4ea6b" fo:border="0.74pt solid #000000"/>
    </style:style>
    <style:style style:name="ce10" style:family="table-cell" style:parent-style-name="Default">
      <style:table-cell-properties fo:background-color="transparent" fo:border="0.74pt solid #000000"/>
    </style:style>
    <style:style style:name="ce8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6" style:family="table-cell" style:parent-style-name="Default">
      <style:table-cell-properties fo:background-color="#e8f2a1" fo:border="0.74pt solid #000000"/>
    </style:style>
    <style:style style:name="ce17" style:family="table-cell" style:parent-style-name="Default">
      <style:table-cell-properties fo:background-color="#800080" fo:border="0.74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cophonato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rice Unit</text:p>
          </table:table-cell>
          <table:table-cell table:style-name="ce1" office:value-type="string" calcext:value-type="string">
            <text:p>No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9V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,C2</text:p>
          </table:table-cell>
          <table:table-cell office:value-type="string" calcext:value-type="string">
            <text:p>2200pF (2.2nF)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3,C4,C5</text:p>
          </table:table-cell>
          <table:table-cell office:value-type="string" calcext:value-type="string">
            <text:p>0.01uF (100nF)</text:p>
          </table:table-cell>
          <table:table-cell office:value-type="float" office:value="3" calcext:value-type="float">
            <text:p>3</text:p>
          </table:table-cell>
          <table:table-cell table:formula="of:=[.C4]*[.E4]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https://www.botnroll.com/pt/condensadores/171-condensador-100nf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6,C9,C11</text:p>
          </table:table-cell>
          <table:table-cell office:value-type="string" calcext:value-type="string">
            <text:p>22uF</text:p>
          </table:table-cell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200uF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8,C10</text:p>
          </table:table-cell>
          <table:table-cell office:value-type="string" calcext:value-type="string">
            <text:p>4.7uF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D1</text:p>
          </table:table-cell>
          <table:table-cell table:style-name="ce5" office:value-type="string" calcext:value-type="string">
            <text:p>MUR210G* (1N4935G*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N4934</text:p>
          </table:table-cell>
          <table:table-cell office:value-type="string" calcext:value-type="string">
            <text:p><text:a xlink:href="https://www.botnroll.com/pt/diodos/919-diodo-retificador-1n4934.html" xlink:type="simple">https://www.botnroll.com/pt/diodos/919-diodo-retificador-1n4934.html</text:a>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D2</text:p>
          </table:table-cell>
          <table:table-cell table:style-name="ce6" office:value-type="string" calcext:value-type="string">
            <text:p>LED (Green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.15" calcext:value-type="float">
            <text:p>0.15</text:p>
          </table:table-cell>
          <table:table-cell table:style-name="ce6"/>
          <table:table-cell office:value-type="string" calcext:value-type="string">
            <text:p>https://www.botnroll.com/pt/5mm/2629-led-difuso-5mm.html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D3,D4</text:p>
          </table:table-cell>
          <table:table-cell table:style-name="ce5" office:value-type="string" calcext:value-type="string">
            <text:p>1N4004* (1N4001-x)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C10]*[.E10]" office:value-type="float" office:value="0.2" calcext:value-type="float">
            <text:p>0.2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string" calcext:value-type="string">
            <text:p>1N4001</text:p>
          </table:table-cell>
          <table:table-cell office:value-type="string" calcext:value-type="string">
            <text:p><text:a xlink:href="https://www.botnroll.com/pt/diodos/1651-diodo-1n4001.html" xlink:type="simple">https://www.botnroll.com/pt/diodos/1651-diodo-1n4001.html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.1mm DC IN Jack plug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5" calcext:value-type="float">
            <text:p>0.5</text:p>
          </table:table-cell>
          <table:table-cell table:style-name="ce10"/>
          <table:table-cell office:value-type="string" calcext:value-type="string">
            <text:p>https://www.botnroll.com/pt/alimentacao-dc/1232-socket-dc-supply-male-55mm-25mm-with-onoff-switch-9mm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Jack 6.25mm Chassis Femal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5" calcext:value-type="float">
            <text:p>0.55</text:p>
          </table:table-cell>
          <table:table-cell table:style-name="ce1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R1,R2,R3,R4,R5,R6,R7,R8,R11,R13</text:p>
          </table:table-cell>
          <table:table-cell office:value-type="string" calcext:value-type="string">
            <text:p>10k</text:p>
          </table:table-cell>
          <table:table-cell office:value-type="float" office:value="10" calcext:value-type="float">
            <text:p>10</text:p>
          </table:table-cell>
          <table:table-cell table:formula="of:=[.C13]*[.E13]"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https://www.botnroll.com/pt/resistencias/179-resistencia-10k.html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R10</text:p>
          </table:table-cell>
          <table:table-cell table:style-name="ce8"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table:number-columns-repeated="2"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2,R14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5</text:p>
          </table:table-cell>
          <table:table-cell table:style-name="ce9"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V1,RV2,RV3,RV4,RV5,RV6</text:p>
          </table:table-cell>
          <table:table-cell office:value-type="string" calcext:value-type="string">
            <text:p>1M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C17]*[.E17]" office:value-type="float" office:value="2.34" calcext:value-type="float">
            <text:p>2.34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/>
          <table:table-cell office:value-type="string" calcext:value-type="string">
            <text:p>https://www.botnroll.com/pt/potenciometros/5746-potenci-metro-linear-mono-met-lico-1m-125mw-veio-6mm-estriado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V7</text:p>
          </table:table-cell>
          <table:table-cell office:value-type="string" calcext:value-type="string">
            <text:p>10k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39" calcext:value-type="float">
            <text:p>0.39</text:p>
          </table:table-cell>
          <table:table-cell table:style-name="ce10"/>
          <table:table-cell office:value-type="string" calcext:value-type="string">
            <text:p>https://www.botnroll.com/pt/potenciometros/5740-potenci-metro-linear-mono-met-lico-10k-125mw-veio-6mm-estriado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V8</text:p>
          </table:table-cell>
          <table:table-cell office:value-type="string" calcext:value-type="string">
            <text:p>100k <text:span text:style-name="T1">log</text:span>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39" calcext:value-type="float">
            <text:p>0.39</text:p>
          </table:table-cell>
          <table:table-cell table:style-name="ce10"/>
          <table:table-cell office:value-type="string" calcext:value-type="string">
            <text:p>https://www.botnroll.com/pt/potenciometros/5743-potenci-metro-linear-mono-met-lico-100k-125mw-veio-6mm-estriado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itch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65" calcext:value-type="float">
            <text:p>0.65</text:p>
          </table:table-cell>
          <table:table-cell table:style-name="ce10" office:value-type="string" calcext:value-type="string">
            <text:p>1A or 3A</text:p>
          </table:table-cell>
          <table:table-cell office:value-type="string" calcext:value-type="string">
            <text:p><text:a xlink:href="https://www.botnroll.com/pt/painel/882-interruptor-2a-250vac-toogle.html" xlink:type="simple">https://www.botnroll.com/pt/painel/882-interruptor-2a-250vac-toogle.html</text:a>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SW2</text:p>
          </table:table-cell>
          <table:table-cell table:style-name="ce6" office:value-type="string" calcext:value-type="string">
            <text:p>Pushbutton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string" calcext:value-type="string">
            <text:p>1A</text:p>
          </table:table-cell>
          <table:table-cell office:value-type="string" calcext:value-type="string">
            <text:p>https://www.botnroll.com/pt/painel/3154-1065-bot-o-de-press-o-spst-no-1a-250vac-preto.html#/20-cor_produto-vermelho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U1</text:p>
          </table:table-cell>
          <table:table-cell table:style-name="ce6" office:value-type="string" calcext:value-type="string">
            <text:p>IC 40106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/>
          <table:table-cell office:value-type="string" calcext:value-type="string">
            <text:p>https://www.ti.com/lit/ds/symlink/cd40106b.pdf?ts=1741259708515&amp;ref_url=https%253A%252F%252Fwww.google.com%252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P IC SOCKET 14PI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/>
          <table:table-cell office:value-type="string" calcext:value-type="string">
            <text:p>https://www.botnroll.com/pt/sockets-ics/190-suporte-ic-14-pinos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ST 2mm 2 PIN SOCKET</text:p>
          </table:table-cell>
          <table:table-cell office:value-type="string" calcext:value-type="string">
            <text:p>Various</text:p>
          </table:table-cell>
          <table:table-cell office:value-type="float" office:value="13" calcext:value-type="float">
            <text:p>13</text:p>
          </table:table-cell>
          <table:table-cell table:formula="of:=[.C24]*[.E24]"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https://www.botnroll.com/pt/jst/5029-conector-pcb-jst-ph-2-0mm-2-pinos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ST 2mm 2 PIN PLUG</text:p>
          </table:table-cell>
          <table:table-cell office:value-type="string" calcext:value-type="string">
            <text:p>Various</text:p>
          </table:table-cell>
          <table:table-cell office:value-type="float" office:value="13" calcext:value-type="float">
            <text:p>13</text:p>
          </table:table-cell>
          <table:table-cell table:formula="of:=[.C25]*[.E25]" office:value-type="float" office:value="5.2" calcext:value-type="float">
            <text:p>5.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https://www.botnroll.com/pt/jst-molex/5024-cabo-jst-ph-2-0mm-20cm-2-pinos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ST 2mm 3 PIN SOCKET</text:p>
          </table:table-cell>
          <table:table-cell office:value-type="string" calcext:value-type="string">
            <text:p>Volume</text:p>
          </table:table-cell>
          <table:table-cell office:value-type="float" office:value="1" calcext:value-type="float">
            <text:p>1</text:p>
          </table:table-cell>
          <table:table-cell table:formula="of:=[.C26]*[.E26]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https://www.botnroll.com/pt/jst/5029-3274-conector-pcb-jst-ph-2-0mm-2-pinos.html#/171-numero_de_pinos-3_pin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ST 2mm 3 PIN PLUG</text:p>
          </table:table-cell>
          <table:table-cell office:value-type="string" calcext:value-type="string">
            <text:p>Volume</text:p>
          </table:table-cell>
          <table:table-cell office:value-type="float" office:value="1" calcext:value-type="float">
            <text:p>1</text:p>
          </table:table-cell>
          <table:table-cell table:formula="of:=[.C27]*[.E27]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https://www.botnroll.com/pt/jst-molex/5024-3255-cabo-jst-ph-2-0mm-20cm-2-pinos.html#/171-numero_de_pinos-3_pin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TTERY PLUG 9V</text:p>
          </table:table-cell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15cm cable</text:p>
          </table:table-cell>
          <table:table-cell office:value-type="string" calcext:value-type="string">
            <text:p><text:a xlink:href="https://www.botnroll.com/pt/6lr61-9v-/738-suporte-para-pilha-9v.html" xlink:type="simple">https://www.botnroll.com/pt/6lr61-9v-/738-suporte-para-pilha-9v.html</text:a></text:p>
          </table:table-cell>
          <table:table-cell table:number-columns-repeated="5"/>
          <table:table-cell office:value-type="string" calcext:value-type="string">
            <text:p>0.1 (0.094 → 10x 1.94€)</text:p>
          </table:table-cell>
          <table:table-cell office:value-type="string" calcext:value-type="string">
            <text:p>10pcs</text:p>
          </table:table-cell>
          <table:table-cell office:value-type="string" calcext:value-type="string">
            <text:p><text:a xlink:href="https://pt.aliexpress.com/item/1005008187637072.html?spm=a2g0o.productlist.main.3.6a2ed3762Vbn6Q&amp;algo_pvid=482ce9bf-431d-4033-ae64-4190750fbea6&amp;algo_exp_id=482ce9bf-431d-4033-ae64-4190750fbea6-1&amp;pdp_ext_f=%7B%22order%22%3A%22186%22%2C%22eval%22%3A%221%22%7D&amp;pdp_npi=4%40dis%21EUR%216.94%210.94%21%21%2153.03%217.18%21%40211b80e117412786031853413ece47%2112000044170328542%21sea%21PT%210%21ABX&amp;curPageLogUid=6651oI1Ciigl&amp;utparam-url=scene%3Asearch%7Cquery_from%3A" xlink:type="simple">https://pt.aliexpress.com/item/1005008187637072.html?spm=a2g0o.productlist.main.3.6a2ed3762Vbn6Q&amp;algo_pvid=482ce9bf-431d-4033-ae64-4190750fbea6&amp;algo_exp_id=482ce9bf-431d-4033-ae64-4190750fbea6-1&amp;pdp_ext_f=%7B%22order%22%3A%22186%22%2C%22eval%22%3A%221%22%7D&amp;pdp_npi=4%40dis%21EUR%216.94%210.94%21%21%2153.03%217.18%21%40211b80e117412786031853413ece47%2112000044170328542%21sea%21PT%210%21ABX&amp;curPageLogUid=6651oI1Ciigl&amp;utparam-url=scene%3Asearch%7Cquery_from%3A</text:a></text:p>
          </table:table-cell>
        </table:table-row>
        <table:table-row table:style-name="ro1">
          <table:table-cell table:style-name="ce5" office:value-type="string" calcext:value-type="string">
            <text:p>DC 2.1mm PLUG</text:p>
          </table:table-cell>
          <table:table-cell table:style-name="ce5" office:value-type="string" calcext:value-type="string">
            <text:p>DC I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3" calcext:value-type="float">
            <text:p>0.3</text:p>
          </table:table-cell>
          <table:table-cell table:style-name="ce5"/>
          <table:table-cell office:value-type="string" calcext:value-type="string">
            <text:p>https://www.botnroll.com/pt/jack/1234-ficha-femea-alimentacao-dc-55mm-25mm-para-soldar-em-cabo-9mm.html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SCREWS M2.5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table:formula="of:=[.C30]*[.E30]" office:value-type="float" office:value="0.4" calcext:value-type="float">
            <text:p>0.4</text:p>
          </table:table-cell>
          <table:table-cell table:style-name="ce7" office:value-type="float" office:value="0.05" calcext:value-type="float">
            <text:p>0.05</text:p>
          </table:table-cell>
          <table:table-cell table:style-name="ce7"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POTENTIOMETER CAP</text:p>
          </table:table-cell>
          <table:table-cell table:style-name="ce10" office:value-type="string" calcext:value-type="string">
            <text:p>VARIOUS OPTIONS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C31]*[.E31]" office:value-type="float" office:value="2.4" calcext:value-type="float">
            <text:p>2.4</text:p>
          </table:table-cell>
          <table:table-cell table:style-name="ce10" office:value-type="float" office:value="0.3" calcext:value-type="float">
            <text:p>0.3</text:p>
          </table:table-cell>
          <table:table-cell table:style-name="ce10"/>
          <table:table-cell office:value-type="string" calcext:value-type="string">
            <text:p>https://www.botnroll.com/pt/potenciometros/4600-knob-bot-o-para-potenci-metro-de-6mm-amarelo.html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LED CHASSIS HOLDER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.5" calcext:value-type="float">
            <text:p>0.5</text:p>
          </table:table-cell>
          <table:table-cell table:style-name="ce7"/>
          <table:table-cell office:value-type="string" calcext:value-type="string">
            <text:p>---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PCB (1/10)</text:p>
          </table:table-cell>
          <table:table-cell table:style-name="ce7" office:value-type="string" calcext:value-type="string">
            <text:p>PCBWay x10 (13.44€)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.35" calcext:value-type="float">
            <text:p>1.35</text:p>
          </table:table-cell>
          <table:table-cell table:style-name="ce7"/>
          <table:table-cell office:value-type="string" calcext:value-type="string">
            <text:p><text:a xlink:href="https://www.pcbway.com/project/OnlineGerberViewer.html" xlink:type="simple">https://www.pcbway.com/project/OnlineGerberViewer.html</text:a>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CAIXA</text:p>
          </table:table-cell>
          <table:table-cell table:style-name="ce7" office:value-type="string" calcext:value-type="string">
            <text:p>JSL J160B (166x116x70mm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.19" calcext:value-type="float">
            <text:p>3.19</text:p>
          </table:table-cell>
          <table:table-cell table:style-name="ce7"/>
          <table:table-cell office:value-type="string" calcext:value-type="string">
            <text:p>https://www.leroymerlin.pt/produtos/caixa-estanque-10-boquilhas-153x102x67mm-ip66-cinzento-jsl-15918315.html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style-name="ce17" table:formula="of:=SUM([.D2:.D34])" office:value-type="float" office:value="26.71" calcext:value-type="float">
            <text:p>26.71</text:p>
          </table:table-cell>
          <table:table-cell table:style-name="ce17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09:01:33.26461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7T00:01:23.182307210</dc:date>
    <meta:editing-duration>PT1H32M4S</meta:editing-duration>
    <meta:editing-cycles>8</meta:editing-cycles>
    <meta:generator>LibreOffice/24.8.3.2$Linux_X86_64 LibreOffice_project/480$Build-2</meta:generator>
    <meta:document-statistic meta:table-count="1" meta:cell-count="200" meta:object-count="0"/>
  </office:meta>
</office:document-meta>
</file>